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78.44</text:p>
          </table:table-cell>
          <table:table-cell table:number-columns-repeated="2"/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 office:value-type="string" calcext:value-type="string">
            <text:p>85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54.645</text:p>
          </table:table-cell>
          <table:table-cell table:number-columns-repeated="2"/>
          <table:table-cell office:value-type="string" calcext:value-type="string">
            <text:p>2127.8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5.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Default" office:value-type="string" calcext:value-type="string">
            <text:p>6.29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7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.00.0000</text:date>, <text:time style:data-style-name="N2" text:time-value="19:38:34.07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09-22T19:39:29.893000000</dc:date>
    <meta:editing-duration>P1DT8H42M4S</meta:editing-duration>
    <meta:editing-cycles>626</meta:editing-cycles>
    <meta:document-statistic meta:table-count="1" meta:cell-count="3171" meta:object-count="0"/>
  </office:meta>
</office:document-meta>
</file>